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53cm"/>
    </style:style>
    <style:style style:name="co2" style:family="table-column">
      <style:table-column-properties fo:break-before="auto" style:column-width="6.837cm"/>
    </style:style>
    <style:style style:name="co3" style:family="table-column">
      <style:table-column-properties fo:break-before="auto" style:column-width="15.035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ques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table:style-name="ce1" office:value-type="string" calcext:value-type="string">
            <text:p>PROLOGUE_NAME</text:p>
          </table:table-cell>
          <table:table-cell/>
          <table:table-cell office:value-type="string" calcext:value-type="string">
            <text:p>Пролог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DISCRIPTION</text:p>
          </table:table-cell>
          <table:table-cell/>
          <table:table-cell office:value-type="string" calcext:value-type="string">
            <text:p>Проснулся в щи</text:p>
          </table:table-cell>
          <table:table-cell/>
        </table:table-row>
        <table:table-row table:style-name="ro2">
          <table:table-cell office:value-type="string" calcext:value-type="string">
            <text:p>PROLOGUE_TEXT_1</text:p>
          </table:table-cell>
          <table:table-cell/>
          <table:table-cell office:value-type="string" calcext:value-type="string">
            <text:p>Хм, кажется запасы на исходе. Придется покинуть укрытие, чтобы добыть себе хоть что-то съестное</text:p>
          </table:table-cell>
          <table:table-cell/>
        </table:table-row>
        <table:table-row table:style-name="ro3">
          <table:table-cell office:value-type="string" calcext:value-type="string">
            <text:p>PROLOGUE_TEXT_2</text:p>
          </table:table-cell>
          <table:table-cell/>
          <table:table-cell office:value-type="string" calcext:value-type="string">
            <text:p>Покинув бункер передо мной предстал образ забытой деревни. Старые покошенные временем дома, грунтовые дороги, которые никогда не превращались в твёрдый грунт, из-за бесконечных дождей оставаясь в состоянии грязевого бездорожья. Кажется, за всё то время, что я находился в бункере ничего и не изменилось. Счётчик Гейгера изредка попискивал, почти молчал. Цифры на дисплее показывали норму. Воздух был чистым, дыхание свободным</text:p>
          </table:table-cell>
          <table:table-cell/>
        </table:table-row>
        <table:table-row table:style-name="ro1">
          <table:table-cell office:value-type="string" calcext:value-type="string">
            <text:p>PROLOGUE_TEXT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UE_TEXT_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LOGUE_TEXT_5</text:p>
          </table:table-cell>
          <table:table-cell/>
          <table:table-cell office:value-type="string" calcext:value-type="string">
            <text:p>Это была небольшая облезлая дворняга. Сильно голодная и обозлённая на любого, кто захочет претендовать на право забрать немногочисленные запасы консервированного мяса. Она ринулась на меня, пытаясь рвать мою плоть.</text:p>
          </table:table-cell>
          <table:table-cell/>
        </table:table-row>
        <table:table-row table:style-name="ro4">
          <table:table-cell office:value-type="string" calcext:value-type="string">
            <text:p>PROLOGUE_TEXT_6</text:p>
          </table:table-cell>
          <table:table-cell/>
          <table:table-cell office:value-type="string" calcext:value-type="string">
            <text:p>Естественно, мне пришлось отмахиваться подручными средствами. На стене висели старые вилы и коса Первое выглядело заманчивым вариантом, чтобы выдержать дистанцию и за счёт силы замаха поразить вымотанное голодное создание.</text:p>
          </table:table-cell>
          <table:table-cell/>
        </table:table-row>
        <table:table-row table:style-name="ro4">
          <table:table-cell office:value-type="string" calcext:value-type="string">
            <text:p>PROLOGUE_TEXT_7</text:p>
          </table:table-cell>
          <table:table-cell/>
          <table:table-cell office:value-type="string" calcext:value-type="string">
            <text:p>Вилы вонзились в туловище бедного животного, то издало жалобный предсмертный писк, подобно кутёнку, которому наступили на лапку. Было, конечно же, жалко, однако, она навряд ли бы сожалела о содеянном, раздирая меня на суповой набор. </text:p>
          </table:table-cell>
          <table:table-cell/>
        </table:table-row>
        <table:table-row table:style-name="ro2">
          <table:table-cell office:value-type="string" calcext:value-type="string">
            <text:p>PROLOGUE_TEXT_8</text:p>
          </table:table-cell>
          <table:table-cell/>
          <table:table-cell office:value-type="string" calcext:value-type="string">
            <text:p>Забрав припасы, я закинул их в вещь-мешок *получен предмет: припасы* и направился к выходу из дома.</text:p>
          </table:table-cell>
          <table:table-cell/>
        </table:table-row>
        <table:table-row table:style-name="ro1">
          <table:table-cell office:value-type="string" calcext:value-type="string">
            <text:p>PROLOGUE_TEXT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UE_TEXT_10</text:p>
          </table:table-cell>
          <table:table-cell table:number-columns-repeated="3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7:17:17.76827339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3T17:17:39.489605055</dc:date>
    <meta:editing-duration>PT1H49M53S</meta:editing-duration>
    <meta:editing-cycles>14</meta:editing-cycles>
    <meta:generator>LibreOffice/25.2.3.2$Linux_X86_64 LibreOffice_project/520$Build-2</meta:generator>
    <meta:document-statistic meta:table-count="1" meta:cell-count="24" meta:object-count="0"/>
    <meta:user-defined meta:name=""/>
  </office:meta>
</office:document-meta>
</file>